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Evidence prijmu a vydaju">
            <text:p>Evidence prijmu a vydaju</text:p>
          </table:table-cell>
        </table:table-row>
        <table:table-row>
          <table:table-cell office:value-type="string" office:string-value="PB138 / Moderni znackovaci jazyky a jejich aplikace">
            <text:p>PB138 / Moderni znackovaci jazyky a jejich aplikace</text:p>
          </table:table-cell>
        </table:table-row>
        <table:table-row table:number-rows-repeated="1">
          <table:table-cell office:value-type="string" office:string-value="Lukas Suchanek, Michal Iricek, Peter Grajko, Filip Valchar">
            <text:p>Lukas Suchanek, Michal Iricek, Peter Grajko, Filip Valchar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3000.0">
            <text:p>3 00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2000.0">
            <text:p>2 00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1000.0">
            <text:p>1 00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">
            <text:p>1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2">
            <text:p>2017-05-12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2">
            <text:p>2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2">
            <text:p>2017-05-12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</table:table>
      <table:table table:name="2018">
        <table:table-column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